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1FAE94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cm, 3.337cm, 9.199cm, 3.16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09cm" svg:height="21.4cm" svg:x="1.192cm" svg:y="2.491cm">
          <draw:image xlink:href="Pictures/10000000000005E8000007E071FAE94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07:37.119846749</dc:date>
    <meta:editing-duration>PT3M51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